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398cm" table:align="left"/>
    </style:style>
    <style:style style:name="Tableau1.A" style:family="table-column">
      <style:table-column-properties style:column-width="3.007cm"/>
    </style:style>
    <style:style style:name="Tableau1.B" style:family="table-column">
      <style:table-column-properties style:column-width="3.3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23f082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officeooo:rsid="001ce025" officeooo:paragraph-rsid="001ce025"/>
    </style:style>
    <style:style style:name="P4" style:family="paragraph" style:parent-style-name="Text_20_body">
      <style:text-properties style:font-name="Calibri" officeooo:paragraph-rsid="001ce025"/>
    </style:style>
    <style:style style:name="P5" style:family="paragraph" style:parent-style-name="Text_20_body">
      <style:paragraph-properties fo:text-align="center" style:justify-single-word="false"/>
      <style:text-properties style:font-name="Calibri" fo:padding-left="0cm" fo:padding-right="0cm" fo:padding-top="0cm" fo:padding-bottom="0.141cm" fo:border-left="none" fo:border-right="none" fo:border-top="none" fo:border-bottom="0.99pt solid #4f81bd"/>
    </style:style>
    <style:style style:name="P6" style:family="paragraph" style:parent-style-name="Text_20_body">
      <style:text-properties style:font-name="Calibri" fo:font-size="26pt" style:font-size-asian="26pt" style:font-size-complex="26pt"/>
    </style:style>
    <style:style style:name="P7" style:family="paragraph" style:parent-style-name="Standard">
      <style:text-properties style:font-name="Cambria" officeooo:rsid="001d2358" officeooo:paragraph-rsid="001d2358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officeooo:rsid="0018a7fb" officeooo:paragraph-rsid="0018a7fb"/>
    </style:style>
    <style:style style:name="P10" style:family="paragraph" style:parent-style-name="Standard">
      <style:text-properties style:font-name="Calibri" officeooo:rsid="001ce025" officeooo:paragraph-rsid="001ce025"/>
    </style:style>
    <style:style style:name="P11" style:family="paragraph" style:parent-style-name="Standard">
      <style:text-properties style:font-name="Calibri" officeooo:rsid="001d2358" officeooo:paragraph-rsid="001d2358"/>
    </style:style>
    <style:style style:name="P12" style:family="paragraph" style:parent-style-name="Standard">
      <style:text-properties style:font-name="Calibri" officeooo:rsid="002475aa" officeooo:paragraph-rsid="002475aa"/>
    </style:style>
    <style:style style:name="P13" style:family="paragraph" style:parent-style-name="Standard">
      <style:text-properties style:font-name="Calibri" officeooo:rsid="002475aa" officeooo:paragraph-rsid="00260acc"/>
    </style:style>
    <style:style style:name="P14" style:family="paragraph" style:parent-style-name="Standard">
      <style:text-properties style:font-name="Calibri" officeooo:rsid="00260acc" officeooo:paragraph-rsid="00260acc"/>
    </style:style>
    <style:style style:name="P15" style:family="paragraph" style:parent-style-name="Standard">
      <style:text-properties style:font-name="Calibri" officeooo:rsid="00260acc" officeooo:paragraph-rsid="00267d57"/>
    </style:style>
    <style:style style:name="P16" style:family="paragraph" style:parent-style-name="Standard">
      <style:text-properties style:font-name="Calibri" officeooo:rsid="002a0b8a" officeooo:paragraph-rsid="002a0b8a"/>
    </style:style>
    <style:style style:name="P17" style:family="paragraph" style:parent-style-name="Standard">
      <style:text-properties style:font-name="Calibri" officeooo:rsid="002a0b8a" officeooo:paragraph-rsid="002b9c1c"/>
    </style:style>
    <style:style style:name="P18" style:family="paragraph" style:parent-style-name="Standard">
      <style:text-properties style:font-name="Calibri" officeooo:paragraph-rsid="002b9c1c"/>
    </style:style>
    <style:style style:name="P19" style:family="paragraph" style:parent-style-name="Standard">
      <style:text-properties style:font-name="Calibri" officeooo:rsid="002b9c1c" officeooo:paragraph-rsid="002b9c1c"/>
    </style:style>
    <style:style style:name="P20" style:family="paragraph" style:parent-style-name="Standard">
      <style:text-properties style:font-name="Calibri" officeooo:rsid="002c04e9" officeooo:paragraph-rsid="002c04e9"/>
    </style:style>
    <style:style style:name="P21" style:family="paragraph" style:parent-style-name="Standard">
      <style:text-properties style:font-name="Calibri" fo:font-size="18pt" officeooo:rsid="001ce025" officeooo:paragraph-rsid="00267d57" style:font-size-asian="18pt" style:font-size-complex="18pt"/>
    </style:style>
    <style:style style:name="P22" style:family="paragraph" style:parent-style-name="Standard">
      <style:text-properties style:font-name="Calibri" officeooo:rsid="002defb7" officeooo:paragraph-rsid="002defb7"/>
    </style:style>
    <style:style style:name="P23" style:family="paragraph" style:parent-style-name="StyleTitre">
      <style:text-properties style:font-name="Calibri" officeooo:rsid="001ce025" officeooo:paragraph-rsid="001ce025"/>
    </style:style>
    <style:style style:name="P24" style:family="paragraph" style:parent-style-name="StyleTitre">
      <style:paragraph-properties fo:text-align="start" style:justify-single-word="false"/>
      <style:text-properties style:font-name="Calibri" officeooo:rsid="001ce025" officeooo:paragraph-rsid="001ce025"/>
    </style:style>
    <style:style style:name="P25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ce025" style:font-size-asian="18pt" style:font-size-complex="18pt"/>
    </style:style>
    <style:style style:name="P26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d2358" style:font-size-asian="18pt" style:font-size-complex="18pt"/>
    </style:style>
    <style:style style:name="P27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475aa" style:font-size-asian="18pt" style:font-size-complex="18pt"/>
    </style:style>
    <style:style style:name="P28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60acc" style:font-size-asian="18pt" style:font-size-complex="18pt"/>
    </style:style>
    <style:style style:name="P29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a0b8a" style:font-size-asian="18pt" style:font-size-complex="18pt"/>
    </style:style>
    <style:style style:name="P30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c04e9" style:font-size-asian="18pt" style:font-size-complex="18pt"/>
    </style:style>
    <style:style style:name="P31" style:family="paragraph" style:parent-style-name="StyleTitre">
      <style:paragraph-properties fo:text-align="start" style:justify-single-word="false" fo:break-before="page"/>
      <style:text-properties style:font-name="Calibri"/>
    </style:style>
    <style:style style:name="P32" style:family="paragraph" style:parent-style-name="Standard">
      <style:paragraph-properties fo:break-before="page"/>
      <style:text-properties style:font-name="Calibri" officeooo:rsid="002475aa" officeooo:paragraph-rsid="00260acc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23f082"/>
    </style:style>
    <style:style style:name="T4" style:family="text">
      <style:text-properties officeooo:rsid="002475aa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f841a"/>
    </style:style>
    <style:style style:name="T7" style:family="text">
      <style:text-properties style:font-name="Calibri" officeooo:rsid="0023f082"/>
    </style:style>
    <style:style style:name="T8" style:family="text">
      <style:text-properties officeooo:rsid="00260acc"/>
    </style:style>
    <style:style style:name="T9" style:family="text">
      <style:text-properties officeooo:rsid="00267d57"/>
    </style:style>
    <style:style style:name="T10" style:family="text">
      <style:text-properties officeooo:rsid="0027ff5a"/>
    </style:style>
    <style:style style:name="T11" style:family="text">
      <style:text-properties officeooo:rsid="002a0b8a"/>
    </style:style>
    <style:style style:name="T12" style:family="text">
      <style:text-properties officeooo:rsid="002b9c1c"/>
    </style:style>
    <style:style style:name="T13" style:family="text">
      <style:text-properties officeooo:rsid="002c04e9"/>
    </style:style>
    <style:style style:name="T14" style:family="text">
      <style:text-properties officeooo:rsid="002defb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entin THOUVENIN</text:p>
      <text:p text:style-name="P4">Clément BELLANGER</text:p>
      <text:p text:style-name="P2"/>
      <text:p text:style-name="P2"/>
      <text:p text:style-name="P2"/>
      <text:p text:style-name="P2"/>
      <text:p text:style-name="P5"/>
      <text:p text:style-name="P5"/>
      <text:p text:style-name="P23">Rapport Mil<text:span text:style-name="T3">l</text:span>er-Rabin</text:p>
      <text:p text:style-name="P6"/>
      <text:p text:style-name="P2"/>
      <text:p text:style-name="P2"/>
      <text:p text:style-name="P1"><text:span text:style-name="T6">Dépôt</text:span><text:span text:style-name="T5"> </text:span><text:span text:style-name="T6">G</text:span><text:span text:style-name="T5">it : </text:span><text:a xlink:type="simple" xlink:href="https://github.com/Kleyment/Miller-Rabin" text:style-name="Internet_20_link" text:visited-style-name="Visited_20_Internet_20_Link"><text:span text:style-name="T7">https://github.com/Kleyment/Miller-Rabin</text:span></text:a></text:p>
      <text:p text:style-name="P9">(Explication d<text:span text:style-name="T1">e la compilation dans le README github</text:span>)</text:p>
      <text:p text:style-name="P31"/>
      <text:p text:style-name="P24">Implémentation des fonctions élémentaires</text:p>
      <text:p text:style-name="P24"/>
      <text:p text:style-name="P25">Question 1</text:p>
      <text:p text:style-name="P10">Nous avons choisi d'opter pour le langage java.</text:p>
      <text:p text:style-name="P10">Celui-ci dispose de la librairie BigInteger. Il gère les entiers de très grande taille.</text:p>
      <text:p text:style-name="P10">Il possède la plupart des opérations élémentaires dont :</text:p>
      <text:p text:style-name="P10">add(BigInteger val) : </text:p>
      <text:p text:style-name="P10">subtract(BigInteger val)</text:p>
      <text:p text:style-name="P10">multiply(BigInteger val)<text:line-break/>divide(BigInteger val)</text:p>
      <text:p text:style-name="P10">mod(BigInteger val)</text:p>
      <text:p text:style-name="P10"/>
      <text:p text:style-name="P11">Pour plus de détails : </text:p>
      <text:p text:style-name="P7"><text:a xlink:type="simple" xlink:href="https://docs.oracle.com/javase/8/docs/api/java/math/BigInteger.html" text:style-name="Internet_20_link" text:visited-style-name="Visited_20_Internet_20_Link"><text:span text:style-name="T5">https://docs.oracle.com/javase/8/docs/api/java/math/BigInteger.html</text:span></text:a></text:p>
      <text:p text:style-name="P11"/>
      <text:p text:style-name="P11"/>
      <text:p text:style-name="P26">Question <text:span text:style-name="T2">2</text:span></text:p>
      <text:p text:style-name="P8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8">On utilisera la bibliothèque Random (BigInteger a un constructeur prenant en paramètres Random et un nombre de bits fixé).</text:p>
      <text:p text:style-name="P8"/>
      <text:p text:style-name="P27">Question <text:span text:style-name="T4">3</text:span></text:p>
      <text:p text:style-name="P12">Test de la fonction decomp sur 1<text:span text:style-name="T8">0</text:span>000 valeurs de 1024 bits dans le fichier testDecomp.txt (dans ressources)</text:p>
      <text:p text:style-name="P12"/>
      <text:p text:style-name="P28">Question <text:span text:style-name="T8">4</text:span></text:p>
      <text:p text:style-name="P13">Test de la fonction <text:span text:style-name="T8">expMod</text:span> sur 1<text:span text:style-name="T8">0</text:span>000 valeurs de 1024 bits dans le fichier <text:span text:style-name="T8">testExpMod</text:span>.txt (dans ressources<text:span text:style-name="T10">)</text:span></text:p>
      <text:p text:style-name="P13"/>
      <text:p text:style-name="P32"/>
      <text:p text:style-name="P28">Question <text:span text:style-name="T11">6</text:span></text:p>
      <text:p text:style-name="P14">Test de n1 : probablement premier</text:p>
      <text:p text:style-name="P14">Test de n2 : <text:span text:style-name="T9">composé</text:span></text:p>
      <text:p text:style-name="P15">Test de n3 : probablement premier</text:p>
      <text:p text:style-name="P21"/>
      <text:p text:style-name="P30">Question <text:span text:style-name="T13">8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Nombre de bits</text:p>
          </table:table-cell>
          <table:table-cell table:style-name="Tableau1.B1" office:value-type="string">
            <text:p text:style-name="P20">Moyenne sur les 100 tests</text:p>
          </table:table-cell>
        </table:table-row>
        <table:table-row>
          <table:table-cell table:style-name="Tableau1.A2" office:value-type="string">
            <text:p text:style-name="P20">128</text:p>
          </table:table-cell>
          <table:table-cell table:style-name="Tableau1.B2" office:value-type="string">
            <text:p text:style-name="P20">120</text:p>
          </table:table-cell>
        </table:table-row>
        <table:table-row>
          <table:table-cell table:style-name="Tableau1.A2" office:value-type="string">
            <text:p text:style-name="P20">256</text:p>
          </table:table-cell>
          <table:table-cell table:style-name="Tableau1.B2" office:value-type="string">
            <text:p text:style-name="P20">201</text:p>
          </table:table-cell>
        </table:table-row>
        <table:table-row>
          <table:table-cell table:style-name="Tableau1.A2" office:value-type="string">
            <text:p text:style-name="P20">512</text:p>
          </table:table-cell>
          <table:table-cell table:style-name="Tableau1.B2" office:value-type="string">
            <text:p text:style-name="P20">490</text:p>
          </table:table-cell>
        </table:table-row>
        <table:table-row>
          <table:table-cell table:style-name="Tableau1.A2" office:value-type="string">
            <text:p text:style-name="P20">1024</text:p>
          </table:table-cell>
          <table:table-cell table:style-name="Tableau1.B2" office:value-type="string">
            <text:p text:style-name="P20">1039</text:p>
          </table:table-cell>
        </table:table-row>
        <table:table-row>
          <table:table-cell table:style-name="Tableau1.A2" office:value-type="string">
            <text:p text:style-name="P20">2048</text:p>
          </table:table-cell>
          <table:table-cell table:style-name="Tableau1.B2" office:value-type="string">
            <text:p text:style-name="P20">1633</text:p>
          </table:table-cell>
        </table:table-row>
        <table:table-row>
          <table:table-cell table:style-name="Tableau1.A2" office:value-type="string">
            <text:p text:style-name="P20">4096</text:p>
          </table:table-cell>
          <table:table-cell table:style-name="Tableau1.B2" office:value-type="string">
            <text:p text:style-name="P20">2583</text:p>
          </table:table-cell>
        </table:table-row>
      </table:table>
      <text:p text:style-name="P20"/>
      <text:p text:style-name="P15"><draw:frame draw:style-name="fr1" draw:name="Objet1" text:anchor-type="paragraph" svg:x="-1.025cm" svg:y="0.15cm" svg:width="17.776cm" svg:height="10.321cm" draw:z-index="0"><draw:object xlink:href="./Object 1" xlink:type="simple" xlink:show="embed" xlink:actuate="onLoad" draw:notify-on-update-of-ranges="Tableau1"/><draw:image xlink:href="./ObjectReplacements/Object 1" xlink:type="simple" xlink:show="embed" xlink:actuate="onLoad"/></draw:frame></text:p>
      <text:p text:style-name="P15"/>
      <text:p text:style-name="P29"/>
      <text:p text:style-name="P29"/>
      <text:p text:style-name="P29"><text:soft-page-break/>Question <text:span text:style-name="T11">9</text:span></text:p>
      <text:p text:style-name="P20">La <text:span text:style-name="T14">moyenne de la valeur de Compteur</text:span> est proportionnelle au nombre de bits.</text:p>
      <text:p text:style-name="P22">On constate que le courbe ne croit pas exponentiellement, on peut donc en déduire que la complexité est en temps polynomial.</text:p>
      <text:p text:style-name="P16"/>
      <text:p text:style-name="P29">Question <text:span text:style-name="T11">10</text:span></text:p>
      <text:p text:style-name="P17">Le test déterministe qui prouve de manière sûre la primalité d'un nombre est le test ECCP</text:p>
      <text:p text:style-name="P18"><text:bookmark text:name="Elliptic_curve_primality_proving"/><text:span text:style-name="T12">(</text:span>Elliptic curve primality proving<text:span text:style-name="T12">).</text:span></text:p>
      <text:p text:style-name="P19">Il implique des courbes elliptique. Sa complexité en pratique est polynomiale (environ O(log(n)^5)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3-02T18:27:48.708000000</dc:date>
    <meta:editing-duration>PT3H53M14S</meta:editing-duration>
    <meta:editing-cycles>21</meta:editing-cycles>
    <meta:generator>LibreOffice/4.4.3.2$Windows_x86 LibreOffice_project/88805f81e9fe61362df02b9941de8e38a9b5fd16</meta:generator>
    <meta:document-statistic meta:table-count="1" meta:image-count="0" meta:object-count="1" meta:page-count="4" meta:paragraph-count="49" meta:word-count="273" meta:character-count="1776" meta:non-whitespace-character-count="15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76cm" svg:height="10.32cm" xlink:href=".." xlink:type="simple" chart:class="chart:line" chart:style-name="ch1">
        <chart:legend svg:x="11.41cm" svg:y="4.584cm" style:legend-expansion="custom" chartooo:width="6.041cm" chartooo:height="0.685cm" style:legend-expansion-aspect-ratio="8.81897810218978" chart:style-name="ch2"/>
        <chart:plot-area chart:style-name="ch3" table:cell-range-address="Tableau1.$A$2:.$A$7 Tableau1.$B$1:.$B$7" chart:data-source-has-labels="both" svg:x="0.657cm" svg:y="0.38cm" svg:width="10.786cm" svg:height="9.779cm">
          <chartooo:coordinate-region svg:x="1.649cm" svg:y="0.579cm" svg:width="9.422cm" svg:height="8.933cm"/>
          <chart:axis chart:dimension="x" chart:name="primary-x" chart:style-name="ch4" chartooo:axis-type="auto">
            <chartooo:date-scale/>
            <chart:categories table:cell-range-address="Tableau1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leau1.$B$2:.$B$7" chart:label-cell-address="Tableau1.$B$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sur les 100 tests</text:p>
                <draw:g>
                  <svg:desc>Tableau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8</text:p>
                <draw:g>
                  <svg:desc>Tableau1.$A$2:.$A$7</svg:desc>
                </draw:g>
              </table:table-cell>
              <table:table-cell office:value-type="float" office:value="120">
                <text:p>120</text:p>
                <draw:g>
                  <svg:desc>Tableau1.$B$2:.$B$7</svg:desc>
                </draw:g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583">
                <text:p>2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